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Preformatted_20_Text">
      <style:paragraph-properties fo:margin-top="0cm" fo:margin-bottom="0.499cm" fo:padding="0cm" fo:border="none"/>
    </style:style>
    <style:style style:name="T1" style:family="text">
      <style:text-properties fo:font-variant="normal" fo:text-transform="none" fo:color="#202124" style:font-name="Roboto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BERES: 1. Test Login valido -&gt; HECHO 2. Test Login invalido (contraseña) -&gt; HECHO 3. Test Login Invalido (usuario) 4. Test Login Invalido (campos vacios)</text:p>
      <text:p text:style-name="Standard">Francisco Guerrero Sanchez</text:p>
      <text:p text:style-name="Standard">20:56</text:p>
      <text:p text:style-name="Standard">DEBERES: 5. Test Shifting Content -&gt; Menu 1 -&gt; Tabla 5 elementos</text:p>
      <text:p text:style-name="Standard"/>
      <text:p text:style-name="P1"><text:span text:style-name="T1">DEBERES: Subirlo todo al remoto de GITHUB (git add . git commit ..... git push)</text:span> </text:p>
      <text:p text:style-name="P1"/>
      <text:p text:style-name="P1"/>
      <text:p text:style-name="P1"><text:span text:style-name="Source_20_Text">! cy.click('Login valid')=&gt;cy.log('Login successful')</text:span></text:p>
      <text:p text:style-name="P1"><text:span text:style-name="Source_20_Text"/></text:p>
      <text:p text:style-name="P2"><text:span text:style-name="Source_20_Text">2 cy.click ('Login password')=&gt;cy.log('password invalid')</text:span></text:p>
      <text:p text:style-name="P2"><text:span text:style-name="Source_20_Text">3 cy.click ('login user')=&gt;cy.log('user invalid')</text:span></text:p>
      <text:p text:style-name="P2"><text:span text:style-name="Source_20_Text">4 cy.click ('login empty fields')=&gt;cy.login('login invalid')</text:span></text:p>
      <text:p text:style-name="P2"><text:span text:style-name="Source_20_Text">5 cy.click ('-&gt;Menu')=-&gt;cy.visit('</text:span><text:a xlink:type="simple" xlink:href="https://the-internet.herokuapp.com/shifting_content/menu?mode=random&amp;pixel_shift=100" text:style-name="Internet_20_link" text:visited-style-name="Visited_20_Internet_20_Link"><text:span text:style-name="Source_20_Text">https://the-internet.herokuapp.com/shifting_content/menu?mode=random&amp;pixel_shift=100</text:span></text:a><text:span text:style-name="Source_20_Text">)</text:span></text:p>
      <text:p text:style-name="P2"><text:span text:style-name="Source_20_Text"/></text:p>
      <text:p text:style-name="P2"><text:span text:style-name="Source_20_Text">&lt;h3&gt;Shifting Content: Menu Element&lt;/h3&gt;</text:span></text:p>
      <text:p text:style-name="P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6T22:27:29.54</meta:creation-date>
    <meta:document-statistic meta:table-count="0" meta:image-count="0" meta:object-count="0" meta:page-count="1" meta:paragraph-count="11" meta:word-count="83" meta:character-count="707"/>
    <dc:date>2022-11-06T22:29:17.81</dc:date>
    <meta:editing-duration>PT1M50S</meta:editing-duration>
    <meta:editing-cycles>1</meta:editing-cycles>
    <meta:generator>OpenOffice/4.1.5$Win32 OpenOffice.org_project/415m1$Build-9789</meta:generator>
  </office:meta>
</office:document-meta>
</file>